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4.686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ncing-anim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6:59:39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3521" calcext:value-type="float">
            <text:p>0.3521</text:p>
          </table:table-cell>
          <table:table-cell office:value-type="float" office:value="19.498" calcext:value-type="float">
            <text:p>19.498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6339" calcext:value-type="float">
            <text:p>0.633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6:59:46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3539" calcext:value-type="float">
            <text:p>0.3539</text:p>
          </table:table-cell>
          <table:table-cell office:value-type="float" office:value="19.4306" calcext:value-type="float">
            <text:p>19.4306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6311" calcext:value-type="float">
            <text:p>0.63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6:59:53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3527" calcext:value-type="float">
            <text:p>0.3527</text:p>
          </table:table-cell>
          <table:table-cell office:value-type="float" office:value="19.4407" calcext:value-type="float">
            <text:p>19.4407</text:p>
          </table:table-cell>
          <table:table-cell office:value-type="float" office:value="0.8977" calcext:value-type="float">
            <text:p>0.8977</text:p>
          </table:table-cell>
          <table:table-cell office:value-type="float" office:value="0.635" calcext:value-type="float">
            <text:p>0.6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00:10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3476" calcext:value-type="float">
            <text:p>0.3476</text:p>
          </table:table-cell>
          <table:table-cell office:value-type="float" office:value="19.8546" calcext:value-type="float">
            <text:p>19.8546</text:p>
          </table:table-cell>
          <table:table-cell office:value-type="float" office:value="0.9002" calcext:value-type="float">
            <text:p>0.9002</text:p>
          </table:table-cell>
          <table:table-cell office:value-type="float" office:value="0.6396" calcext:value-type="float">
            <text:p>0.63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00:17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3691" calcext:value-type="float">
            <text:p>0.3691</text:p>
          </table:table-cell>
          <table:table-cell office:value-type="float" office:value="19.3664" calcext:value-type="float">
            <text:p>19.3664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624" calcext:value-type="float">
            <text:p>0.6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00:26</text:p>
          </table:table-cell>
          <table:table-cell table:style-name="ce2" office:value-type="string" calcext:value-type="string">
            <text:p>animation-0005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table:style-name="ce2" office:value-type="float" office:value="0.3862" calcext:value-type="float">
            <text:p>0.3862</text:p>
          </table:table-cell>
          <table:table-cell table:style-name="ce2" office:value-type="float" office:value="20.3687" calcext:value-type="float">
            <text:p>20.3687</text:p>
          </table:table-cell>
          <table:table-cell office:value-type="float" office:value="0.9038" calcext:value-type="float">
            <text:p>0.9038</text:p>
          </table:table-cell>
          <table:table-cell table:style-name="ce2" office:value-type="float" office:value="0.5999" calcext:value-type="float">
            <text:p>0.599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7:02:41.367928661</dc:date>
    <meta:editing-duration>PT1M11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